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Lato Semibold" svg:font-family="'Lato Semibold'" style:font-pitch="variable"/>
    <style:font-face style:name="Liberation Sans1" svg:font-family="'Liberation Sans'" style:font-pitch="variable"/>
    <style:font-face style:name="Wingdings1" svg:font-family="Wingdings"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Arial1" svg:font-family="Arial" style:font-family-generic="roman" style:font-pitch="variable"/>
    <style:font-face style:name="Bitstream Charter" svg:font-family="'Bitstream Charter'"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ans4" svg:font-family="'Liberation Sans', 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Arial"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textarea-horizontal-align="justify" draw:textarea-vertical-align="middle" draw:auto-grow-height="false" fo:min-height="2.086cm" fo:min-width="3.632cm"/>
    </style:style>
    <style:style style:name="gr4" style:family="graphic" style:parent-style-name="standard">
      <style:graphic-properties draw:textarea-horizontal-align="justify" draw:textarea-vertical-align="middle" draw:auto-grow-height="false" fo:min-height="2.266cm" fo:min-width="3.632cm"/>
    </style:style>
    <style:style style:name="gr5" style:family="graphic" style:parent-style-name="standard">
      <style:graphic-properties draw:fill-color="#ff6666" draw:textarea-horizontal-align="justify" draw:textarea-vertical-align="middle" draw:auto-grow-height="false" fo:min-height="2.544cm" fo:min-width="5.85cm"/>
    </style:style>
    <style:style style:name="gr6" style:family="graphic" style:parent-style-name="standard">
      <style:graphic-properties draw:marker-start="Arrow" draw:marker-start-width="0.3cm" draw:marker-end="Arrow" draw:marker-end-width="0.3cm" draw:textarea-vertical-align="middle"/>
    </style:style>
    <style:style style:name="gr7" style:family="graphic" style:parent-style-name="standard">
      <style:graphic-properties draw:textarea-horizontal-align="justify" draw:textarea-vertical-align="middle" draw:auto-grow-height="false" fo:min-height="4.062cm" fo:min-width="4.35cm"/>
    </style:style>
    <style:style style:name="gr8" style:family="graphic" style:parent-style-name="standard">
      <style:graphic-properties draw:textarea-vertical-align="middle" draw:auto-grow-height="false" fo:min-height="6.1cm" fo:min-width="5.342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29cm"/>
    </style:style>
    <style:style style:name="pr6" style:family="presentation" style:parent-style-name="Default-title">
      <style:graphic-properties fo:min-height="2.465cm"/>
    </style:style>
    <style:style style:name="pr7" style:family="presentation" style:parent-style-name="Default-outline1">
      <style:graphic-properties fo:min-height="5.559cm"/>
    </style:style>
    <style:style style:name="pr8" style:family="presentation" style:parent-style-name="Default-title">
      <style:graphic-properties fo:min-height="17.197cm"/>
    </style:style>
    <style:style style:name="co1" style:family="table-column">
      <style:table-column-properties style:column-width="3.362cm" style:use-optimal-column-width="false"/>
    </style:style>
    <style:style style:name="co2" style:family="table-column">
      <style:table-column-properties style:column-width="3.371cm" style:use-optimal-column-width="false"/>
    </style:style>
    <style:style style:name="co3" style:family="table-column">
      <style:table-column-properties style:column-width="4.669cm" style:use-optimal-column-width="false"/>
    </style:style>
    <style:style style:name="co4" style:family="table-column">
      <style:table-column-properties style:column-width="10.439cm" style:use-optimal-column-width="false"/>
    </style:style>
    <style:style style:name="co5" style:family="table-column">
      <style:table-column-properties style:column-width="10.722cm" style:use-optimal-column-width="false"/>
    </style:style>
    <style:style style:name="co6" style:family="table-column">
      <style:table-column-properties style:column-width="14.099cm" style:use-optimal-column-width="false"/>
    </style:style>
    <style:style style:name="ro1" style:family="table-row">
      <style:table-row-properties style:row-height="11.43cm"/>
    </style:style>
    <style:style style:name="ro2" style:family="table-row">
      <style:table-row-properties style:row-height="10.159cm"/>
    </style:style>
    <style:style style:name="ro3" style:family="table-row">
      <style:table-row-properties style:row-height="7.371cm"/>
    </style:style>
    <style:style style:name="ro4" style:family="table-row">
      <style:table-row-properties style:row-height="7.556cm"/>
    </style:style>
    <style:style style:name="ro5" style:family="table-row">
      <style:table-row-properties style:row-height="1.539cm"/>
    </style:style>
    <style:style style:name="ro6" style:family="table-row">
      <style:table-row-properties style:row-height="0.723cm"/>
    </style:style>
    <style:style style:name="ro7" style:family="table-row">
      <style:table-row-properties style:row-height="0.6cm"/>
    </style:style>
    <style:style style:name="ro8" style:family="table-row">
      <style:table-row-properties style:row-height="4.932cm"/>
    </style:style>
    <style:style style:name="ro9" style:family="table-row">
      <style:table-row-properties style:row-height="4.013cm"/>
    </style:style>
    <style:style style:name="ro10" style:family="table-row">
      <style:table-row-properties style:row-height="4.017cm"/>
    </style:style>
    <style:style style:name="ro11" style:family="table-row">
      <style:table-row-properties style:row-height="1.999cm"/>
    </style:style>
    <style:style style:name="ro12" style:family="table-row">
      <style:table-row-properties style:row-height="2cm"/>
    </style:style>
    <style:style style:name="ce1" style:family="table-cell">
      <style:text-properties style:font-name="Liberation Sans2" fo:font-size="22pt" style:font-size-asian="22pt" style:font-size-complex="22pt"/>
    </style:style>
    <style:style style:name="ce2" style:family="table-cell">
      <style:text-properties fo:font-size="22pt" style:font-size-asian="22pt" style:font-size-complex="22pt"/>
    </style:style>
    <style:style style:name="ce3" style:family="table-cell">
      <loext:graphic-properties draw:textarea-vertical-align="middle"/>
      <style:text-properties fo:color="#000000"/>
    </style:style>
    <style:style style:name="P1" style:family="paragraph">
      <style:text-properties fo:text-shadow="none"/>
    </style:style>
    <style:style style:name="P2" style:family="paragraph">
      <style:paragraph-properties fo:margin-left="12.192cm" fo:margin-right="0cm" fo:text-align="justify" fo:text-indent="0cm"/>
    </style:style>
    <style:style style:name="P3" style:family="paragraph">
      <loext:graphic-properties draw:fill-color="#ffffff"/>
    </style:style>
    <style:style style:name="P4" style:family="paragraph">
      <style:text-properties fo:color="#3333ff" style:font-name="Lato Semibold"/>
    </style:style>
    <style:style style:name="P5" style:family="paragraph">
      <style:paragraph-properties fo:margin-left="0cm" fo:margin-right="0cm" fo:line-height="100%" fo:text-align="center" fo:text-indent="0cm"/>
      <style:text-properties style:font-name="Liberation Sans2" fo:font-size="22pt" style:font-size-asian="22pt" style:font-size-complex="22pt"/>
    </style:style>
    <style:style style:name="P6" style:family="paragraph">
      <style:paragraph-properties fo:margin-left="0cm" fo:margin-right="0cm" fo:line-height="100%" fo:text-align="center" fo:text-indent="0cm"/>
      <style:text-properties fo:font-size="22pt" style:font-size-asian="22pt" style:font-size-complex="22pt"/>
    </style:style>
    <style:style style:name="P7" style:family="paragraph">
      <loext:graphic-properties draw:fill="none"/>
      <style:paragraph-properties fo:text-align="center"/>
    </style:style>
    <style:style style:name="P8" style:family="paragraph">
      <style:text-properties fo:font-size="22pt" style:font-size-asian="22pt" style:font-size-complex="22pt"/>
    </style:style>
    <style:style style:name="P9" style:family="paragraph">
      <style:text-properties fo:color="#3333ff"/>
    </style:style>
    <style:style style:name="P10" style:family="paragraph">
      <style:text-properties fo:color="#3333ff" fo:font-weight="bold" style:font-weight-asian="bold" style:font-weight-complex="bold"/>
    </style:style>
    <style:style style:name="P11" style:family="paragraph">
      <style:paragraph-properties fo:text-align="center"/>
    </style:style>
    <style:style style:name="P12" style:family="paragraph">
      <style:paragraph-properties fo:text-align="center"/>
      <style:text-properties fo:text-shadow="1pt 1pt"/>
    </style:style>
    <style:style style:name="P13" style:family="paragraph">
      <style:paragraph-properties fo:text-align="center"/>
      <style:text-properties fo:text-shadow="none"/>
    </style:style>
    <style:style style:name="P14" style:family="paragraph">
      <loext:graphic-properties draw:fill-color="#ff6666"/>
      <style:paragraph-properties fo:text-align="center"/>
    </style:style>
    <style:style style:name="P15" style:family="paragraph">
      <style:paragraph-properties fo:text-align="justify"/>
      <style:text-properties fo:color="#000000"/>
    </style:style>
    <style:style style:name="P16" style:family="paragraph">
      <style:text-properties fo:color="#000000"/>
    </style:style>
    <style:style style:name="P17" style:family="paragraph">
      <style:paragraph-properties fo:text-align="justify"/>
    </style:style>
    <style:style style:name="P18" style:family="paragraph">
      <style:text-properties fo:font-size="13pt" style:font-size-asian="13pt" style:font-size-complex="13pt"/>
    </style:style>
    <style:style style:name="P19" style:family="paragraph">
      <style:text-properties fo:font-size="15pt" style:font-size-asian="15pt" style:font-size-complex="15pt"/>
    </style:style>
    <style:style style:name="P20" style:family="paragraph">
      <style:text-properties fo:font-size="20pt" style:font-size-asian="20pt" style:font-size-complex="20pt"/>
    </style:style>
    <style:style style:name="P21" style:family="paragraph">
      <style:paragraph-properties fo:text-align="justify"/>
      <style:text-properties fo:font-size="20pt" style:font-size-asian="20pt" style:font-size-complex="20pt"/>
    </style:style>
    <style:style style:name="P22" style:family="paragraph">
      <style:text-properties fo:color="#000000" style:font-name="Liberation Sans2" fo:font-size="20pt" fo:font-weight="normal" style:font-size-asian="20pt" style:font-weight-asian="normal" style:font-size-complex="20pt" style:font-weight-complex="normal"/>
    </style:style>
    <style:style style:name="P23" style:family="paragraph">
      <style:paragraph-properties fo:text-align="justify"/>
      <style:text-properties fo:color="#000000" style:font-name="Liberation Sans2" fo:font-size="20pt" fo:font-weight="normal" style:font-size-asian="20pt" style:font-weight-asian="normal" style:font-size-complex="20pt" style:font-weight-complex="normal"/>
    </style:style>
    <style:style style:name="P24" style:family="paragraph">
      <style:paragraph-properties fo:margin-left="0.952cm" fo:margin-right="0cm" fo:margin-top="0.211cm" fo:margin-bottom="0cm" fo:line-height="100%"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font-name="Liberation Sans2" fo:font-size="20pt" fo:font-weight="normal" style:font-size-asian="20pt" style:font-weight-asian="normal" style:font-size-complex="20pt" style:font-weight-complex="normal"/>
    </style:style>
    <style:style style:name="P25" style:family="paragraph">
      <style:paragraph-properties fo:margin-left="0.952cm" fo:margin-right="0cm" fo:margin-top="0.211cm" fo:margin-bottom="0cm" fo:line-height="100%" fo:text-align="justify"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font-name="Liberation Sans2" fo:font-size="20pt" fo:font-weight="normal" style:font-size-asian="20pt" style:font-weight-asian="normal" style:font-size-complex="20pt" style:font-weight-complex="normal"/>
    </style:style>
    <style:style style:name="T1" style:family="text">
      <style:text-properties fo:text-shadow="none"/>
    </style:style>
    <style:style style:name="T2" style:family="text">
      <style:text-properties fo:color="#3333ff" style:font-name="Lato Semibold"/>
    </style:style>
    <style:style style:name="T3" style:family="text">
      <style:text-properties style:font-name="Liberation Sans2"/>
    </style:style>
    <style:style style:name="T4" style:family="text">
      <style:text-properties style:font-name="Liberation Sans2" fo:font-size="22pt" fo:language="en" fo:country="US" style:font-size-asian="22pt" style:language-asian="en" style:country-asian="US" style:font-size-complex="22pt" style:language-complex="en" style:country-complex="US"/>
    </style:style>
    <style:style style:name="T5" style:family="text">
      <style:text-properties style:font-name="Arial" fo:font-size="22pt" fo:language="en" fo:country="US" style:font-size-asian="22pt" style:language-asian="en" style:country-asian="US" style:font-size-complex="22pt" style:language-complex="en" style:country-complex="US"/>
    </style:style>
    <style:style style:name="T6" style:family="text">
      <style:text-properties style:font-name="Times New Roman" fo:font-size="22pt" fo:language="en" fo:country="US" style:font-size-asian="22pt" style:language-asian="en" style:country-asian="US" style:font-size-complex="22pt" style:language-complex="en" style:country-complex="US"/>
    </style:style>
    <style:style style:name="T7" style:family="text">
      <style:text-properties fo:color="#252525" style:font-name="Liberation Sans" fo:font-size="22pt" style:letter-kerning="true" style:font-name-asian="Noto Sans CJK SC Regular" style:font-size-asian="22pt" style:font-name-complex="FreeSans1" style:font-size-complex="22pt"/>
    </style:style>
    <style:style style:name="T8" style:family="text">
      <style:text-properties fo:font-size="22pt" style:font-size-asian="22pt" style:font-size-complex="22pt"/>
    </style:style>
    <style:style style:name="T9" style:family="text">
      <style:text-properties fo:color="#3333ff"/>
    </style:style>
    <style:style style:name="T10" style:family="text">
      <style:text-properties fo:text-shadow="1pt 1pt"/>
    </style:style>
    <style:style style:name="T11" style:family="text">
      <style:text-properties fo:color="#000000"/>
    </style:style>
    <style:style style:name="T12" style:family="text">
      <style:text-properties fo:color="#000000" style:font-name="Liberation Sans" fo:font-size="18pt" style:letter-kerning="true" style:font-name-asian="Noto Sans CJK SC Regular" style:font-size-asian="18pt" style:font-name-complex="FreeSans1" style:font-size-complex="18pt"/>
    </style:style>
    <style:style style:name="T13" style:family="text">
      <style:text-properties fo:font-size="22pt" fo:font-style="italic" style:font-size-asian="22pt" style:font-style-asian="italic" style:font-size-complex="22pt" style:font-style-complex="italic"/>
    </style:style>
    <style:style style:name="T14" style:family="text">
      <style:text-properties fo:color="#252525" fo:font-size="22pt" style:font-size-asian="22pt" style:font-size-complex="22pt"/>
    </style:style>
    <style:style style:name="T15" style:family="text">
      <style:text-properties fo:color="#252525" fo:font-style="italic" style:font-style-asian="italic" style:font-style-complex="italic"/>
    </style:style>
    <style:style style:name="T16" style:family="text">
      <style:text-properties fo:color="#252525"/>
    </style:style>
    <style:style style:name="T17" style:family="text">
      <style:text-properties fo:color="#252525" style:text-position="0% 100%" fo:text-shadow="none"/>
    </style:style>
    <style:style style:name="T18" style:family="text">
      <style:text-properties fo:color="#252525" fo:font-size="13pt" fo:font-style="italic" style:font-size-asian="13pt" style:font-style-asian="italic" style:font-size-complex="13pt" style:font-style-complex="italic"/>
    </style:style>
    <style:style style:name="T19" style:family="text">
      <style:text-properties fo:color="#252525" fo:font-size="13pt" style:font-size-asian="13pt" style:font-size-complex="13pt"/>
    </style:style>
    <style:style style:name="T20" style:family="text">
      <style:text-properties fo:color="#252525" fo:font-size="15pt" fo:font-style="italic" style:font-size-asian="15pt" style:font-style-asian="italic" style:font-size-complex="15pt" style:font-style-complex="italic"/>
    </style:style>
    <style:style style:name="T21" style:family="text">
      <style:text-properties fo:color="#252525" fo:font-size="15pt" style:font-size-asian="15pt" style:font-size-complex="15pt"/>
    </style:style>
    <style:style style:name="T22" style:family="text">
      <style:text-properties fo:font-size="13pt" fo:font-style="italic" style:font-size-asian="13pt" style:font-style-asian="italic" style:font-size-complex="13pt" style:font-style-complex="italic"/>
    </style:style>
    <style:style style:name="T23" style:family="text">
      <style:text-properties fo:font-size="13pt" style:font-size-asian="13pt" style:font-size-complex="13pt"/>
    </style:style>
    <style:style style:name="T24" style:family="text">
      <style:text-properties fo:font-size="13pt" fo:font-style="normal" style:font-size-asian="13pt" style:font-style-asian="normal" style:font-size-complex="13pt" style:font-style-complex="normal"/>
    </style:style>
    <style:style style:name="T25" style:family="text">
      <style:text-properties fo:color="#252525" style:font-name="Liberation Sans" fo:font-size="18pt" style:letter-kerning="true" style:font-name-asian="Noto Sans CJK SC Regular" style:font-size-asian="18pt" style:font-name-complex="FreeSans1" style:font-size-complex="18pt"/>
    </style:style>
    <style:style style:name="T26" style:family="text">
      <style:text-properties fo:font-size="20pt" style:font-size-asian="20pt" style:font-size-complex="20pt"/>
    </style:style>
    <style:style style:name="T27" style:family="text">
      <style:text-properties fo:color="#252525" fo:font-size="20pt" style:font-size-asian="20pt" style:font-size-complex="20pt"/>
    </style:style>
    <style:style style:name="T28" style:family="text">
      <style:text-properties fo:color="#000000" style:font-name="Liberation Sans2" fo:font-size="20pt" fo:font-weight="normal" style:font-size-asian="20pt" style:font-weight-asian="normal" style:font-size-complex="20pt" style:font-weight-complex="normal"/>
    </style:style>
    <style:style style:name="T29" style:family="text">
      <style:text-properties fo:color="#000000" style:font-name="Liberation Sans2" fo:font-size="20pt" fo:language="en" fo:country="US" fo:text-shadow="1pt 1pt" fo:font-weight="normal" style:font-size-asian="20pt" style:language-asian="en" style:country-asian="US" style:font-weight-asian="normal" style:font-size-complex="20pt" style:language-complex="en" style:country-complex="US" style:font-weight-complex="normal"/>
    </style:style>
    <style:style style:name="T30"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Regular" style:font-size-asian="44pt" style:font-style-asian="normal" style:font-weight-asian="normal" style:font-name-complex="FreeSans1" style:font-size-complex="44pt" style:font-style-complex="normal" style:font-weight-complex="normal" style:text-emphasize="none" style:font-relief="none" style:text-overline-style="none" style:text-overline-color="font-color"/>
    </style:style>
    <style:style style:name="T31" style:family="text">
      <style:text-properties style:font-name="Liberation Sans" fo:font-size="18pt" style:letter-kerning="true" style:font-name-asian="Noto Sans CJK SC Regular" style:font-size-asian="18pt" style:font-name-complex="FreeSans1" style:font-size-complex="18pt"/>
    </style:style>
    <style:style style:name="T32" style:family="text">
      <style:text-properties style:use-window-font-color="true" style:font-name="Liberation Sans" fo:font-size="18pt" style:letter-kerning="true" style:font-name-asian="Noto Sans CJK SC Regular" style:font-size-asian="18pt" style:font-name-complex="FreeSans1"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524cm" svg:y="2.539cm" presentation:class="title" presentation:user-transformed="true">
          <draw:text-box>
            <text:p><text:span text:style-name="T1">ĐƯỜ</text:span><text:span text:style-name="T1">NG </text:span><text:span text:style-name="T1">LỐI </text:span><text:span text:style-name="T1">CÁC</text:span><text:span text:style-name="T1">H </text:span><text:span text:style-name="T1">MẠN</text:span><text:span text:style-name="T1">G </text:span><text:span text:style-name="T1">CỦA </text:span><text:span text:style-name="T1">ĐẢN</text:span><text:span text:style-name="T1">G </text:span><text:span text:style-name="T1">CỘN</text:span><text:span text:style-name="T1">G </text:span><text:span text:style-name="T1">SẢN </text:span><text:span text:style-name="T1">VIỆT </text:span><text:span text:style-name="T1">NAM</text:span></text:p>
          </draw:text-box>
        </draw:frame>
        <draw:frame presentation:style-name="pr2" draw:text-style-name="P3" draw:layer="layout" svg:width="25.199cm" svg:height="12.179cm" svg:x="1.27cm" svg:y="7.366cm" presentation:class="subtitle" presentation:user-transformed="true">
          <draw:text-box>
            <text:p>Thành viên:</text:p>
            <text:p text:style-name="P2">Nguyễn Thanh Ngân </text:p>
            <text:p text:style-name="P2">Nguyễn Đức Minh </text:p>
            <text:p text:style-name="P2">Nguyễn Thế Ngọc</text:p>
            <text:p text:style-name="P2">Nguyễn Mạnh Linh</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Câu hỏi: So sánh đường lối đối ngoại trước và sau đổi mới.</text:p>
          </draw:text-box>
        </draw:frame>
        <draw:frame presentation:style-name="pr5" draw:layer="layout" svg:width="25.199cm" svg:height="12.179cm" svg:x="1.4cm" svg:y="4.914cm" presentation:class="outline">
          <draw:text-box>
            <text:list text:style-name="L2">
              <text:list-header>
                <text:p/>
                <text:p>So sánh trên các phương diện sau:</text:p>
              </text:list-header>
              <text:list-item>
                <text:p>Hoàn cảnh</text:p>
              </text:list-item>
              <text:list-item>
                <text:p>Nhiệm vụ</text:p>
              </text:list-item>
              <text:list-item>
                <text:p>Chủ trương chính sách</text:p>
              </text:list-item>
              <text:list-item>
                <text:p>Kết quả</text:p>
              </text:list-item>
              <text:list-item>
                <text:p>Hạn chế</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draw:frame presentation:style-name="pr1" draw:text-style-name="P4" draw:layer="layout" svg:width="25.199cm" svg:height="3.506cm" svg:x="1.016cm" svg:y="7.67cm" presentation:class="title" presentation:user-transformed="true">
          <draw:text-box>
            <text:p text:style-name="P4"><text:span text:style-name="T2">HOÀ</text:span><text:span text:style-name="T2">N </text:span><text:span text:style-name="T2">CẢN</text:span><text:span text:style-name="T2">H </text:span><text:span text:style-name="T2">LỊCH </text:span><text:span text:style-name="T2">SỬ</text:span></text:p>
          </draw:text-box>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4T3">
        <draw:frame presentation:style-name="pr4" draw:layer="layout" svg:width="25.199cm" svg:height="3.506cm" svg:x="1.4cm" svg:y="0.837cm" presentation:class="title">
          <draw:text-box>
            <text:p>Trước thời kì đổi mới</text:p>
          </draw:text-box>
        </draw:frame>
        <draw:frame presentation:style-name="pr5" draw:layer="layout" svg:width="12.297cm" svg:height="12.179cm" svg:x="1.4cm" svg:y="4.914cm" presentation:class="outline">
          <draw:text-box>
            <text:list text:style-name="L2">
              <text:list-item>
                <text:p><text:span text:style-name="T3">Tình hình thế giới</text:span></text:p>
                <text:p/>
              </text:list-item>
            </text:list>
          </draw:text-box>
        </draw:frame>
        <draw:frame presentation:style-name="pr5" draw:layer="layout" svg:width="12.297cm" svg:height="12.179cm" svg:x="14.313cm" svg:y="4.914cm" presentation:class="outline">
          <draw:text-box>
            <text:list text:style-name="L2">
              <text:list-item>
                <text:p>Tình hình trong nước</text:p>
              </text:list-item>
            </text:list>
          </draw:text-box>
        </draw:frame>
        <draw:frame draw:style-name="standard" draw:layer="layout" svg:width="13.456cm" svg:height="11.429cm" svg:x="0.767cm" svg:y="8.382cm">
          <table:table table:template-name="sun"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5"><text:span text:style-name="T4">Sự tiến bộ nhanh chóng của cuộc </text:span></text:p>
                <text:p text:style-name="P5"><text:span text:style-name="T4">CM KH và CN</text:span></text:p>
              </table:table-cell>
              <table:table-cell>
                <text:p text:style-name="P5"><text:span text:style-name="T4">Cục diện hoà hoãn giữa các nước</text:span></text:p>
              </table:table-cell>
              <table:table-cell table:style-name="ce2">
                <text:p text:style-name="P6"><text:span text:style-name="T5">Các nước XHCN xuất hiện sự trì trệ và </text:span></text:p>
                <text:p text:style-name="P6"><text:span text:style-name="T5">mất ổn định</text:span></text:p>
              </table:table-cell>
              <table:table-cell table:style-name="ce2">
                <text:p text:style-name="P6"><text:span text:style-name="T6">C</text:span><text:span text:style-name="T5">ác nước ASEAN ký hiệp ước Bali (2-1976)</text:span></text:p>
              </table:table-cell>
            </table:table-row>
          </table:table>
          <draw:image xlink:href="Pictures/TablePreview1.svm" xlink:type="simple" xlink:show="embed" xlink:actuate="onLoad"/>
        </draw:frame>
        <draw:line draw:style-name="gr2" draw:text-style-name="P7" draw:layer="layout" svg:x1="6.096cm" svg:y1="6.096cm" svg:x2="1.778cm" svg:y2="7.874cm">
          <text:p/>
        </draw:line>
        <draw:line draw:style-name="gr2" draw:text-style-name="P7" draw:layer="layout" svg:x1="6.096cm" svg:y1="6.096cm" svg:x2="5.334cm" svg:y2="7.874cm">
          <text:p/>
        </draw:line>
        <draw:line draw:style-name="gr2" draw:text-style-name="P7" draw:layer="layout" svg:x1="6.096cm" svg:y1="6.096cm" svg:x2="8.382cm" svg:y2="7.874cm">
          <text:p/>
        </draw:line>
        <draw:line draw:style-name="gr2" draw:text-style-name="P7" draw:layer="layout" svg:x1="6.096cm" svg:y1="6.096cm" svg:x2="11.43cm" svg:y2="7.874cm">
          <text:p/>
        </draw:line>
        <draw:frame draw:style-name="standard" draw:layer="layout" svg:width="9.337cm" svg:height="11.544cm" svg:x="17.272cm" svg:y="8.382cm">
          <table:table table:template-name="sun" table:use-first-row-styles="true" table:use-banding-rows-styles="true">
            <table:table-column table:style-name="co3"/>
            <table:table-column table:style-name="co3"/>
            <table:table-row table:style-name="ro2" table:default-cell-style-name="ce2">
              <table:table-cell>
                <text:p text:style-name="P8"><text:span text:style-name="T7">-Thống nhất đất nước</text:span></text:p>
                <text:p text:style-name="P8"><text:span text:style-name="T7">-Miền Nam được giải phóng</text:span></text:p>
              </table:table-cell>
              <table:table-cell>
                <text:p text:style-name="P8"><text:span text:style-name="T8">-Phải khắc phục hậu quả chiến tranh</text:span></text:p>
                <text:p text:style-name="P8"><text:span text:style-name="T8">-Nhiều thế lực thù địch</text:span></text:p>
                <text:p text:style-name="P8"><text:span text:style-name="T8">-Tư tưởng nóng vội, muốn tiến nhanh lên CNXH trong thời gian ngắn</text:span></text:p>
              </table:table-cell>
            </table:table-row>
          </table:table>
          <draw:image xlink:href="Pictures/TablePreview2.svm" xlink:type="simple" xlink:show="embed" xlink:actuate="onLoad"/>
        </draw:frame>
        <draw:line draw:style-name="gr2" draw:text-style-name="P7" draw:layer="layout" svg:x1="21.59cm" svg:y1="5.842cm" svg:x2="19.558cm" svg:y2="7.874cm">
          <text:p/>
        </draw:line>
        <draw:line draw:style-name="gr2" draw:text-style-name="P7" draw:layer="layout" svg:x1="21.59cm" svg:y1="5.842cm" svg:x2="24.638cm" svg:y2="7.874cm">
          <text:p/>
        </draw:lin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draw:frame presentation:style-name="pr1" draw:text-style-name="P10" draw:layer="layout" svg:width="25.199cm" svg:height="3.506cm" svg:x="1.217cm" svg:y="8.432cm" presentation:class="title" presentation:user-transformed="true">
          <draw:text-box>
            <text:p text:style-name="P9"><text:span text:style-name="T9">NHIỆ</text:span><text:span text:style-name="T9">M VỤ</text:span></text:p>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draw:custom-shape draw:style-name="gr3" draw:text-style-name="P12" draw:layer="layout" svg:width="5.842cm" svg:height="3.302cm" svg:x="4.826cm" svg:y="5.842cm">
          <text:p text:style-name="P11"><text:span text:style-name="T10">Trước đổi mớ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3" draw:layer="layout" svg:width="5.842cm" svg:height="3.556cm" svg:x="16.002cm" svg:y="5.588cm">
          <text:p text:style-name="P11"><text:span text:style-name="T1">Sau đổi mớ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4" draw:layer="layout" svg:width="6.35cm" svg:height="2.794cm" svg:x="9.906cm" svg:y="1.524cm">
          <text:p text:style-name="P11">NHIỆM VỤ</text:p>
          <draw:enhanced-geometry svg:viewBox="0 0 21600 21600" draw:type="rectangle" draw:enhanced-path="M 0 0 L 21600 0 21600 21600 0 21600 0 0 Z N"/>
        </draw:custom-shape>
        <draw:line draw:style-name="gr6" draw:text-style-name="P11" draw:layer="layout" svg:x1="13.208cm" svg:y1="4.318cm" svg:x2="9.398cm" svg:y2="6.096cm">
          <text:p/>
        </draw:line>
        <draw:line draw:style-name="gr6" draw:text-style-name="P11" draw:layer="layout" svg:x1="12.954cm" svg:y1="4.318cm" svg:x2="17.018cm" svg:y2="6.096cm">
          <text:p/>
        </draw:line>
        <draw:frame draw:style-name="standard" draw:layer="layout" svg:width="10.438cm" svg:height="7.37cm" svg:x="1.307cm" svg:y="10.759cm">
          <table:table table:template-name="yellow" table:use-first-row-styles="true" table:use-banding-rows-styles="true">
            <table:table-column table:style-name="co4"/>
            <table:table-row table:style-name="ro3">
              <table:table-cell table:style-name="ce3">
                <text:p text:style-name="P15"><text:span text:style-name="T11">- Tranh thủ điều kiện quốc tế để hàn gắn vết thương chiến tranh xây dựng cơ sở vật chất.</text:span></text:p>
                <text:p text:style-name="P15"><text:span text:style-name="T11">- Tăng cường hợp tác với các nước xã hội chủ nghĩa</text:span></text:p>
              </table:table-cell>
            </table:table-row>
          </table:table>
          <draw:image xlink:href="Pictures/TablePreview3.svm" xlink:type="simple" xlink:show="embed" xlink:actuate="onLoad"/>
        </draw:frame>
        <draw:frame draw:style-name="standard" draw:layer="layout" svg:width="10.721cm" svg:height="7.555cm" svg:x="15.275cm" svg:y="10.478cm">
          <table:table table:template-name="yellow" table:use-first-row-styles="true" table:use-banding-rows-styles="true">
            <table:table-column table:style-name="co5"/>
            <table:table-row table:style-name="ro4">
              <table:table-cell table:style-name="ce3">
                <text:p text:style-name="P16"><text:span text:style-name="T11">- C</text:span><text:span text:style-name="T12">ủng cố và giữ vững hoà bình để tập trung sức xây dựng và phát triển kinh tế</text:span></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draw:frame presentation:style-name="pr1" draw:text-style-name="P9" draw:layer="layout" svg:width="25.199cm" svg:height="3.506cm" svg:x="1.217cm" svg:y="8.636cm" presentation:class="title" presentation:user-transformed="true">
          <draw:text-box>
            <text:p text:style-name="P9"><text:span text:style-name="T9">CHỦ </text:span><text:span text:style-name="T9">TRƯ</text:span><text:span text:style-name="T9">ƠNG</text:span></text:p>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4T3">
        <draw:frame presentation:style-name="pr4" draw:layer="layout" svg:width="25.199cm" svg:height="3.506cm" svg:x="1.4cm" svg:y="0.837cm" presentation:class="title">
          <draw:text-box>
            <text:p>Trước đổi mới</text:p>
          </draw:text-box>
        </draw:frame>
        <draw:frame presentation:style-name="pr5" draw:text-style-name="P8" draw:layer="layout" svg:width="12.297cm" svg:height="12.179cm" svg:x="1.4cm" svg:y="4.914cm" presentation:class="outline" presentation:user-transformed="true">
          <draw:text-box>
            <text:p text:style-name="P17"><text:span text:style-name="T13">Đại hội IV (12-1976)</text:span></text:p>
            <text:p text:style-name="P17"><text:span text:style-name="T8">- 1978, chủ trương tăng cường hợp tác mọi </text:span><text:span text:style-name="T8">mặt với Liên Xô</text:span></text:p>
            <text:p text:style-name="P17"><text:span text:style-name="T8">- </text:span><text:span text:style-name="T14">Ra sức bảo vệ mối quan hệ đặc biệt Việt – </text:span><text:span text:style-name="T14">Lào trong bối cảnh vấn đề Campuchia đang </text:span><text:span text:style-name="T14">diễn biến phức tạp</text:span></text:p>
            <text:p text:style-name="P17"><text:span text:style-name="T14">- Góp phần xây dựng ĐNA hòa bình, ổn </text:span><text:span text:style-name="T14">định, trung lập</text:span></text:p>
            <text:p text:style-name="P17"><text:span text:style-name="T14">- mở rộng quan hệ kinh tế đối ngoại</text:span></text:p>
          </draw:text-box>
        </draw:frame>
        <draw:frame presentation:style-name="pr5" draw:layer="layout" svg:width="12.297cm" svg:height="12.179cm" svg:x="14.313cm" svg:y="4.914cm" presentation:class="outline" presentation:user-transformed="true">
          <draw:text-box>
            <text:p text:style-name="P17"><text:span text:style-name="T15">Đại hội V (3-1982)</text:span></text:p>
            <text:p text:style-name="P17"><text:span text:style-name="T15">- </text:span><text:span text:style-name="T16">tiếp tục kế thừa từ đại hôi 4 </text:span><text:span text:style-name="T16">và có những chủ trương mới </text:span><text:span text:style-name="T16">như:</text:span></text:p>
            <text:p text:style-name="P17"><text:span text:style-name="T16">+ chủ trương thiết lập và mở </text:span><text:span text:style-name="T16">rộng quan hệ bình thường về </text:span><text:span text:style-name="T16">mặt nhà nước, về kinh tế, văn </text:span><text:span text:style-name="T16">hoá, khoa học, kỹ thuật với tất </text:span><text:span text:style-name="T16">cả các nước không phân biệt </text:span><text:span text:style-name="T16">chế độ chính trị.</text:span></text:p>
            <text:p text:style-name="P17"><text:span text:style-name="T16">+ mở rộng quan hệ hữu nghị </text:span><text:span text:style-name="T16">với các nước không liên kết và </text:span><text:span text:style-name="T16">các nước đang phát triển</text:span></text:p>
            <text:p text:style-name="P17"><text:span text:style-name="T17">+ </text:span><text:span text:style-name="T16">đấu tranh với sự bao vây </text:span><text:span text:style-name="T16">cấm vận của các thế lực thù </text:span><text:span text:style-name="T16">địch.</text:span></text:p>
          </draw:text-box>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5T33">
        <draw:frame presentation:style-name="pr6" draw:layer="layout" svg:width="25.199cm" svg:height="2.465cm" svg:x="1.4cm" svg:y="0.837cm" presentation:class="title" presentation:user-transformed="true">
          <draw:text-box>
            <text:p>Sau đổi mới</text:p>
          </draw:text-box>
        </draw:frame>
        <draw:frame presentation:style-name="pr7" draw:text-style-name="P18" draw:layer="layout" svg:width="8.113cm" svg:height="6.913cm" svg:x="1.4cm" svg:y="3.81cm" presentation:class="outline" presentation:user-transformed="true">
          <draw:text-box>
            <text:p text:style-name="P17"><text:span text:style-name="T18">Đại hội VI(12 /1986) </text:span></text:p>
            <text:p text:style-name="P17"><text:span text:style-name="T19">- mở rộng quan hệ hợp tác kinh tế với các nước ngoài hệ thống xã hội </text:span><text:span text:style-name="T19">chủ nghĩa, với các nước công nghiệp phát triển, các tổ chức và tư nhân </text:span><text:span text:style-name="T19">nước ngoài trên nguyên tắc bình đẳng, cùng có lợi.</text:span></text:p>
          </draw:text-box>
        </draw:frame>
        <draw:frame presentation:style-name="pr7" draw:text-style-name="P19" draw:layer="layout" svg:width="8.113cm" svg:height="8.128cm" svg:x="9.92cm" svg:y="3.81cm" presentation:class="outline" presentation:user-transformed="true">
          <draw:text-box>
            <text:p text:style-name="P17"><text:span text:style-name="T20"> </text:span><text:span text:style-name="T20">Đại hội VII(6/1991) </text:span></text:p>
            <text:p text:style-name="P17"><text:span text:style-name="T21">- <text:s/>“hợp tác bình đẳng và cùng có lợi với tất cả các nước, không </text:span><text:span text:style-name="T21">phân biệt chế độ chính trị – xã hôi khác nhau, trên cơ sở các </text:span><text:span text:style-name="T21">nguyên tắc cùng tồn tại hoà bình”</text:span></text:p>
            <text:p text:style-name="P17"><text:span text:style-name="T21">- nhấn mạnh yêu cầu đa dạng hoá, đa phương hoá quan hệ </text:span><text:span text:style-name="T21">quốc tê</text:span></text:p>
            <text:p text:style-name="P17"><text:span text:style-name="T21">- Mở rộng cửa để tiếp thu vốn, công nghệ, kinh nghiệm quản lý </text:span><text:span text:style-name="T21">của nước ngoài hạn chế đến mức tối thiểu những mặt tiêu cực </text:span><text:span text:style-name="T21">phát sinh trong quá trình mở cửa.</text:span></text:p>
          </draw:text-box>
        </draw:frame>
        <draw:frame presentation:style-name="pr7" draw:text-style-name="P18" draw:layer="layout" svg:width="8.113cm" svg:height="6.913cm" svg:x="18.439cm" svg:y="3.81cm" presentation:class="outline" presentation:user-transformed="true">
          <draw:text-box>
            <text:p text:style-name="P17"><text:span text:style-name="T18">Đại hội VIII(6/1996)</text:span></text:p>
            <text:p text:style-name="P17"><text:span text:style-name="T19">- Chủ trương mở rộng quan hệ với đảng cầm quyền và các đảng khác</text:span></text:p>
            <text:p text:style-name="P17"><text:span text:style-name="T19">- Quán triệt yêu cầu mở rộng quan hệ đối ngoại nhân dân giữa các tổ </text:span><text:span text:style-name="T19">chức phi chính phủ</text:span></text:p>
            <text:p text:style-name="P17"><text:span text:style-name="T19">- Đảng chủ trương thử nghiệm tiến tới đầu từ ra nước ngoài</text:span></text:p>
          </draw:text-box>
        </draw:frame>
        <draw:frame presentation:style-name="pr7" draw:text-style-name="P18" draw:layer="layout" svg:width="8.113cm" svg:height="7.52cm" svg:x="18.439cm" svg:y="11.276cm" presentation:class="outline" presentation:user-transformed="true">
          <draw:text-box>
            <text:p text:style-name="P17"><text:span text:style-name="T22">Đại Hội XI (2011)</text:span></text:p>
            <text:p text:style-name="P17"><text:span text:style-name="T22">+</text:span><text:span text:style-name="T23"> Đảng đề ra chủ trương triển khai đồng bộ toàn diện các hoạt động </text:span><text:span text:style-name="T23">đối ngoại và tích cực chủ động hội nhập quốc tế</text:span></text:p>
            <text:p text:style-name="P17"><text:span text:style-name="T23">+Nghị quyết ĐH 11 đã thể hiện bước phát triển mới về tư duy đối ngoại </text:span><text:span text:style-name="T23">từ hội nhập kinh tế quốc tế lên hội nhập quốc tế hội nhập toàn diện </text:span><text:span text:style-name="T23">đồng bộ từ kinh tế đến chính trị văn hóa giáo dục an ninh quốc phòng</text:span></text:p>
          </draw:text-box>
        </draw:frame>
        <draw:frame presentation:style-name="pr7" draw:text-style-name="P18" draw:layer="layout" svg:width="8.113cm" svg:height="6.096cm" svg:x="9.92cm" svg:y="12.7cm" presentation:class="outline" presentation:user-transformed="true">
          <draw:text-box>
            <text:p text:style-name="P17"><text:span text:style-name="T22">Đại Hội X(2006)</text:span></text:p>
            <text:p text:style-name="P17"><text:span text:style-name="T22">- </text:span><text:span text:style-name="T24">T</text:span><text:span text:style-name="T23">hực hiện nhất qán đường lối ngoại giao độc lập tự chủ hòa bình hợp </text:span><text:span text:style-name="T23">tác và phát triển</text:span></text:p>
            <text:p text:style-name="P17"><text:span text:style-name="T23">- <text:s/>Chính sách đối ngoại rộng mở đa phương hóa đa dạng hóa các mối </text:span><text:span text:style-name="T23">quan hệ quốc tế</text:span></text:p>
            <text:p text:style-name="P17"><text:span text:style-name="T23">- Chủ trương : chủ động tích cực hội nhập kinh tế quốc tế</text:span></text:p>
          </draw:text-box>
        </draw:frame>
        <draw:frame presentation:style-name="pr7" draw:text-style-name="P18" draw:layer="layout" svg:width="8.113cm" svg:height="7.012cm" svg:x="1.4cm" svg:y="11.276cm" presentation:class="outline" presentation:user-transformed="true">
          <draw:text-box>
            <text:p text:style-name="P17"><text:span text:style-name="T22">Đại Hội IX(2001)</text:span></text:p>
            <text:p text:style-name="P17"><text:span text:style-name="T22">- </text:span><text:span text:style-name="T24">Chủ</text:span><text:span text:style-name="T23"> động hội nhập quốc tế </text:span></text:p>
            <text:p text:style-name="P17"><text:span text:style-name="T23">- Quan điểm Vn sẵn sàng là bạn là đối tác tin cậy của các nước trong </text:span><text:span text:style-name="T23">cộng đồng quốc tế</text:span></text:p>
            <text:p text:style-name="P17"><text:span text:style-name="T23">- 11/2001 ra nghị quyết 07 về hội nhập kinh tế quốc tế nghị quyết đề ra </text:span><text:span text:style-name="T23">những nhiệm vụ cụ thể và các biện pháp tổ chức thực hiện quá trình hội </text:span><text:span text:style-name="T23">nhập kinh tế quốc tế</text:span></text:p>
          </draw:text-box>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draw:frame presentation:style-name="pr8" draw:text-style-name="P9" draw:layer="layout" svg:width="25.199cm" svg:height="17.197cm" svg:x="1.4cm" svg:y="0.837cm" presentation:class="title" presentation:user-transformed="true">
          <draw:text-box>
            <text:p text:style-name="P9"><text:span text:style-name="T9">KẾT </text:span><text:span text:style-name="T9">QUẢ</text:span></text:p>
          </draw:text-box>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draw:custom-shape draw:style-name="gr7" draw:text-style-name="P11" draw:layer="layout" svg:width="6.858cm" svg:height="6.096cm" svg:x="2.032cm" svg:y="7.366cm">
          <text:p text:style-name="P11">Trước đổi mới</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standard" draw:layer="layout" svg:width="14.098cm" svg:height="13.13cm" svg:x="10.162cm" svg:y="3.048cm">
          <table:table table:template-name="yellow" table:use-first-row-styles="true" table:use-banding-rows-styles="true">
            <table:table-column table:style-name="co6"/>
            <table:table-row table:style-name="ro5">
              <table:table-cell table:style-name="yellow3">
                <text:p text:style-name="P17"><text:span text:style-name="T25"/></text:p>
                <text:p text:style-name="P17"><text:span text:style-name="T25">Viện trợ hàng năm và kim ngạch buôn bán giữa Việt Nam với Liên Xô và các nước xã hội chủ nghĩa khác trong khối SEV đều tăng</text:span></text:p>
                <text:p text:style-name="P17"><text:span text:style-name="T25"/></text:p>
              </table:table-cell>
            </table:table-row>
            <table:table-row table:style-name="ro6">
              <table:table-cell table:style-name="yellow2">
                <text:p text:style-name="P17"><text:span text:style-name="T25"/></text:p>
                <text:p text:style-name="P17"><text:span text:style-name="T25">Ngày 31-11-1978, Việt Nam ký Hiệp ước hữu nghị và hợp tác toàn diện với Liên Xô.</text:span></text:p>
                <text:p text:style-name="P17"><text:span text:style-name="T25"/></text:p>
              </table:table-cell>
            </table:table-row>
            <table:table-row table:style-name="ro7">
              <table:table-cell table:style-name="yellow1">
                <text:p text:style-name="P17"><text:span text:style-name="T25"/></text:p>
                <text:p text:style-name="P17"><text:span text:style-name="T25">1977, tiếp nhận ghế thành viên tại Liên hợp quốc</text:span></text:p>
                <text:p text:style-name="P17"><text:span text:style-name="T25"/></text:p>
              </table:table-cell>
            </table:table-row>
            <table:table-row table:style-name="ro7">
              <table:table-cell table:style-name="yellow2">
                <text:p text:style-name="P17"><text:span text:style-name="T25"/></text:p>
                <text:p text:style-name="P17"><text:span text:style-name="T25">Trở thành thành viên của nhiều tổ chức thế giới và hợp tác với nhiều quốc gia kể cả tư bản</text:span></text:p>
                <text:p text:style-name="P17"><text:span text:style-name="T25"/></text:p>
              </table:table-cell>
            </table:table-row>
          </table:table>
          <draw:image xlink:href="Pictures/TablePreview5.svm" xlink:type="simple" xlink:show="embed" xlink:actuate="onLoad"/>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draw:custom-shape draw:style-name="gr7" draw:text-style-name="P11" draw:layer="layout" svg:width="6.858cm" svg:height="6.096cm" svg:x="1.778cm" svg:y="7.62cm">
          <text:p text:style-name="P11">Sau đổi mới</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standard" draw:layer="layout" svg:width="14.098cm" svg:height="13.985cm" svg:x="11.507cm" svg:y="3.94cm">
          <table:table table:template-name="yellow" table:use-first-row-styles="true" table:use-banding-rows-styles="true">
            <table:table-column table:style-name="co6"/>
            <table:table-row table:style-name="ro8">
              <table:table-cell table:style-name="yellow3">
                <text:p text:style-name="P17"><text:span text:style-name="T25"/></text:p>
                <text:p text:style-name="P17"><text:span text:style-name="T25"/></text:p>
                <text:p text:style-name="P17"><text:span text:style-name="T25">mở rộng quan hệ đối ngoại theo hướng đa phương hoá, đa dạng hoá với nhiều nước trên thế giới.</text:span></text:p>
                <text:p text:style-name="P17"><text:span text:style-name="T25"/></text:p>
              </table:table-cell>
            </table:table-row>
            <table:table-row table:style-name="ro9">
              <table:table-cell table:style-name="yellow2">
                <text:p text:style-name="P17"><text:span text:style-name="T25"/></text:p>
                <text:p text:style-name="P17"><text:span text:style-name="T25"/></text:p>
                <text:p text:style-name="P17"><text:span text:style-name="T25">thu hút đầu tư nước ngoài, mở rộng thị trường, tiêp thu khoa học công nghệ và kỹ năng quản lý</text:span></text:p>
                <text:p text:style-name="P17"><text:span text:style-name="T25"/></text:p>
                <text:p text:style-name="P17"><text:span text:style-name="T25"/></text:p>
              </table:table-cell>
            </table:table-row>
            <table:table-row table:style-name="ro10">
              <table:table-cell table:style-name="yellow1">
                <text:p text:style-name="P17"><text:span text:style-name="T25"/></text:p>
                <text:p text:style-name="P17"><text:span text:style-name="T25"/></text:p>
                <text:p text:style-name="P17"><text:span text:style-name="T25">tạo dựng môi trường quốc tế thuận lợi cho sự nghiệp xây dựng và bảo vệ Tổ quốc</text:span></text:p>
                <text:p text:style-name="P17"><text:span text:style-name="T25"/></text:p>
                <text:p text:style-name="P17"><text:span text:style-name="T25"/></text:p>
              </table:table-cell>
            </table:table-row>
          </table:table>
          <draw:image xlink:href="Pictures/TablePreview6.svm"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draw:frame presentation:style-name="pr1" draw:text-style-name="P9" draw:layer="layout" svg:width="25.199cm" svg:height="3.506cm" svg:x="1.016cm" svg:y="8.432cm" presentation:class="title" presentation:user-transformed="true">
          <draw:text-box>
            <text:p text:style-name="P9"><text:span text:style-name="T9">HẠN </text:span><text:span text:style-name="T9">CHẾ</text:span></text:p>
          </draw:text-box>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4T3">
        <draw:frame presentation:style-name="pr4" draw:layer="layout" svg:width="25.199cm" svg:height="3.506cm" svg:x="1.4cm" svg:y="0.837cm" presentation:class="title">
          <draw:text-box>
            <text:p>Hạn chế</text:p>
          </draw:text-box>
        </draw:frame>
        <draw:frame presentation:style-name="pr5" draw:text-style-name="P20" draw:layer="layout" svg:width="12.297cm" svg:height="12.179cm" svg:x="1.4cm" svg:y="4.914cm" presentation:class="outline" presentation:user-transformed="true">
          <draw:text-box>
            <text:list text:style-name="L2">
              <text:list-item>
                <text:p text:style-name="P20"><text:span text:style-name="T26">Trước đổi mới</text:span></text:p>
              </text:list-item>
            </text:list>
            <text:p text:style-name="P21"><text:span text:style-name="T27">- Nước ta bị bao vây, cô lập, trong đó đặc biệt </text:span><text:span text:style-name="T27">là từ cuối thập kỷ 70 thế kỷ XX</text:span></text:p>
            <text:p text:style-name="P21"><text:span text:style-name="T27">- Quan hệ đối ngoại giai đoạn này chúng ta </text:span><text:span text:style-name="T27">chưa nắm bắt được xu thế chuyển từ đối đầu </text:span><text:span text:style-name="T27">sang hoà hoãn và chạy đua kinh tế trên thế giới</text:span></text:p>
            <text:p text:style-name="P21"><text:span text:style-name="T27">- Nguyên nhân cơ bản đã được Đại hội lần thứ </text:span><text:span text:style-name="T27">VI của Đảng chỉ ra là “bệnh chủ quan, duy ý </text:span><text:span text:style-name="T27">chí, lối suy nghĩ và hành động giản đơn, nóng </text:span><text:span text:style-name="T27">vội chạy theo nguyện vọng chủ quan”.</text:span></text:p>
          </draw:text-box>
        </draw:frame>
        <draw:frame presentation:style-name="pr5" draw:text-style-name="P22" draw:layer="layout" svg:width="12.297cm" svg:height="12.179cm" svg:x="14.313cm" svg:y="4.914cm" presentation:class="outline" presentation:user-transformed="true">
          <draw:text-box>
            <text:list text:style-name="L2">
              <text:list-item>
                <text:p text:style-name="P22"><text:span text:style-name="T28">Sau đổi mới</text:span></text:p>
              </text:list-item>
            </text:list>
            <text:p text:style-name="P23"><text:span text:style-name="T28"> </text:span><text:span text:style-name="T28">- Hệ thống luật pháp chưa hoàn chỉnh, không </text:span><text:span text:style-name="T28">đồng bộ, gây khó khăn trong việc thực hiện các </text:span><text:span text:style-name="T28">cam kết của các tổ chức kinh tế quốc tế.</text:span></text:p>
            <text:p text:style-name="P24"><text:span text:style-name="T29">+ Chưa hình thành được một kế hoạch tổng thể </text:span><text:span text:style-name="T29">và dài hạn về hội nhập kinh tế quốc tế</text:span></text:p>
            <text:p text:style-name="P24"><text:span text:style-name="T29">+ Doanh nghiệp nước ta quy mô nhỏ, yếu kém</text:span></text:p>
            <text:p text:style-name="P25"><text:span text:style-name="T29">+ Đội ngũ cán bộ lĩnh vực đối ngoại chưa đáp </text:span><text:span text:style-name="T29">ứng yêu cầu</text:span></text:p>
          </draw:text-box>
        </draw:frame>
        <presentation:notes draw:style-name="dp2">
          <draw:page-thumbnail draw:style-name="gr1" draw:layer="layout" svg:width="14.848cm" svg:height="11.136cm" svg:x="3.075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draw:frame presentation:style-name="pr4" draw:layer="layout" svg:width="25.199cm" svg:height="3.506cm" svg:x="1.4cm" svg:y="0.837cm" presentation:class="title">
          <draw:text-box>
            <text:p><text:span text:style-name="T30"><text:s/></text:span><text:span text:style-name="T30">Nhữn</text:span><text:span text:style-name="T30">g </text:span><text:span text:style-name="T30">bước </text:span><text:span text:style-name="T30">phát </text:span><text:span text:style-name="T30">triển </text:span><text:span text:style-name="T30">của </text:span><text:span text:style-name="T30">đườn</text:span><text:span text:style-name="T30">g lối </text:span><text:span text:style-name="T30">đối </text:span><text:span text:style-name="T30">ngoại </text:span><text:span text:style-name="T30">thời </text:span><text:span text:style-name="T30">kỳ </text:span><text:span text:style-name="T30">Đổi </text:span><text:span text:style-name="T30">mới:</text:span></text:p>
          </draw:text-box>
        </draw:frame>
        <draw:custom-shape draw:style-name="gr8" draw:text-style-name="P11" draw:layer="layout" svg:width="5.842cm" svg:height="6.35cm" svg:x="2.286cm" svg:y="7.112cm">
          <text:p/>
          <draw:enhanced-geometry svg:viewBox="0 0 841 854" draw:mirror-horizontal="false" draw:mirror-vertical="false" draw:type="non-primitive" draw:enhanced-path="M 517 247 L 517 415 264 415 264 0 0 0 0 680 517 680 517 854 841 547 517 247 Z N"/>
        </draw:custom-shape>
        <draw:frame draw:style-name="standard" draw:layer="layout" svg:width="14.098cm" svg:height="6.209cm" svg:x="10.944cm" svg:y="7.49cm">
          <table:table table:template-name="blue">
            <table:table-column table:style-name="co6"/>
            <table:table-row table:style-name="ro11">
              <table:table-cell table:style-name="blue1">
                <text:p><text:span text:style-name="T31">- C</text:span><text:span text:style-name="T25">hủ trương “hợp tác bình đẳng và cùng có lợi với tất cả các nước, không phân biệt chế độ chính trị – xã hôi khác nhau, trên cơ sở các nguyên tắc cùng tồn tại hoà bình”</text:span></text:p>
              </table:table-cell>
            </table:table-row>
            <table:table-row table:style-name="ro12">
              <table:table-cell table:style-name="blue1">
                <text:p><text:span text:style-name="T25">- </text:span><text:span text:style-name="T32">11/2001 bộ chính trị ra nghị quyết 07 về hội nhập kinh tế quốc tế nghị quyết đề ra những nhiệm vụ cụ thể và các biện pháp tổ chức thực hiện quá trình hội nhập kinh tế quốc tế</text:span></text:p>
              </table:table-cell>
            </table:table-row>
          </table:table>
          <draw:image xlink:href="Pictures/TablePreview7.svm" xlink:type="simple" xlink:show="embed" xlink:actuate="onLoad"/>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Lato Semibold" svg:font-family="'Lato Semibold'" style:font-pitch="variable"/>
    <style:font-face style:name="Liberation Sans1" svg:font-family="'Liberation Sans'" style:font-pitch="variable"/>
    <style:font-face style:name="Wingdings1" svg:font-family="Wingdings"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Arial1" svg:font-family="Arial" style:font-family-generic="roman" style:font-pitch="variable"/>
    <style:font-face style:name="Bitstream Charter" svg:font-family="'Bitstream Charter'"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ans4" svg:font-family="'Liberation Sans', 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Arial"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fo:color="#00000a"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ar" style:country-asian="SA"/>
    </style:style>
    <style:style style:name="ListLabel_20_19" style:display-name="ListLabel 19" style:family="graphic">
      <style:paragraph-properties style:text-autospace="none"/>
      <style:text-properties style:font-name="Times New Roman" fo:font-family="'Times New Roman'" style:font-family-generic="roman" style:font-pitch="variable" fo:font-size="12pt" style:font-name-asian="Wingdings1" style:font-family-asian="Wingdings" style:font-pitch-asian="variable"/>
    </style:style>
    <style:style style:name="ListLabel_20_18" style:display-name="ListLabel 18" style:family="graphic">
      <style:paragraph-properties style:text-autospace="none"/>
      <style:text-properties style:font-name-asian="Wingdings1" style:font-family-asian="Wingdings" style:font-pitch-asian="variable"/>
    </style:style>
    <style:style style:name="ListLabel_20_17" style:display-name="ListLabel 17" style:family="graphic">
      <style:paragraph-properties style:text-autospace="none"/>
      <style:text-properties style:font-name-asian="Wingdings1" style:font-family-asian="Wingdings" style:font-pitch-asian="variable"/>
    </style:style>
    <style:style style:name="ListLabel_20_16" style:display-name="ListLabel 16" style:family="graphic">
      <style:paragraph-properties style:text-autospace="none"/>
      <style:text-properties style:font-name-asian="Wingdings1" style:font-family-asian="Wingdings" style:font-pitch-asian="variable"/>
    </style:style>
    <style:style style:name="ListLabel_20_15" style:display-name="ListLabel 15" style:family="graphic">
      <style:paragraph-properties style:text-autospace="none"/>
      <style:text-properties style:font-name-asian="Wingdings1" style:font-family-asian="Wingdings" style:font-pitch-asian="variable"/>
    </style:style>
    <style:style style:name="ListLabel_20_14" style:display-name="ListLabel 14" style:family="graphic">
      <style:paragraph-properties style:text-autospace="none"/>
      <style:text-properties style:font-name-asian="Wingdings1" style:font-family-asian="Wingdings" style:font-pitch-asian="variable"/>
    </style:style>
    <style:style style:name="ListLabel_20_13" style:display-name="ListLabel 13" style:family="graphic">
      <style:paragraph-properties style:text-autospace="none"/>
      <style:text-properties style:font-name-asian="Wingdings1" style:font-family-asian="Wingdings" style:font-pitch-asian="variable"/>
    </style:style>
    <style:style style:name="ListLabel_20_12" style:display-name="ListLabel 12" style:family="graphic">
      <style:paragraph-properties style:text-autospace="none"/>
      <style:text-properties style:font-name-asian="Wingdings1" style:font-family-asian="Wingdings" style:font-pitch-asian="variable"/>
    </style:style>
    <style:style style:name="ListLabel_20_11" style:display-name="ListLabel 11" style:family="graphic">
      <style:paragraph-properties style:text-autospace="none"/>
      <style:text-properties style:font-name-asian="Wingdings1" style:font-family-asian="Wingdings" style:font-pitch-asian="variable"/>
    </style:style>
    <style:style style:name="ListLabel_20_10" style:display-name="ListLabel 10" style:family="graphic">
      <style:paragraph-properties style:text-autospace="none"/>
      <style:text-properties style:font-name="Times New Roman" fo:font-family="'Times New Roman'" style:font-family-generic="roman" style:font-pitch="variable" fo:font-size="12pt" style:font-name-asian="Wingdings1" style:font-family-asian="Wingdings" style:font-pitch-asian="variable"/>
    </style:style>
    <style:style style:name="ListLabel_20_9" style:display-name="ListLabel 9" style:family="graphic">
      <style:paragraph-properties style:text-autospace="none"/>
      <style:text-properties style:font-name-asian="Wingdings1" style:font-family-asian="Wingdings" style:font-pitch-asian="variable"/>
    </style:style>
    <style:style style:name="ListLabel_20_8" style:display-name="ListLabel 8" style:family="graphic">
      <style:paragraph-properties style:text-autospace="none"/>
      <style:text-properties style:font-name-asian="Wingdings1" style:font-family-asian="Wingdings" style:font-pitch-asian="variable"/>
    </style:style>
    <style:style style:name="ListLabel_20_7" style:display-name="ListLabel 7" style:family="graphic">
      <style:paragraph-properties style:text-autospace="none"/>
      <style:text-properties style:font-name-asian="Wingdings1" style:font-family-asian="Wingdings" style:font-pitch-asian="variable"/>
    </style:style>
    <style:style style:name="ListLabel_20_6" style:display-name="ListLabel 6" style:family="graphic">
      <style:paragraph-properties style:text-autospace="none"/>
      <style:text-properties style:font-name-asian="Wingdings1" style:font-family-asian="Wingdings" style:font-pitch-asian="variable"/>
    </style:style>
    <style:style style:name="ListLabel_20_5" style:display-name="ListLabel 5" style:family="graphic">
      <style:paragraph-properties style:text-autospace="none"/>
      <style:text-properties style:font-name-asian="Wingdings1" style:font-family-asian="Wingdings" style:font-pitch-asian="variable"/>
    </style:style>
    <style:style style:name="ListLabel_20_4" style:display-name="ListLabel 4" style:family="graphic">
      <style:paragraph-properties style:text-autospace="none"/>
      <style:text-properties style:font-name-asian="Wingdings1" style:font-family-asian="Wingdings" style:font-pitch-asian="variable"/>
    </style:style>
    <style:style style:name="ListLabel_20_3" style:display-name="ListLabel 3" style:family="graphic">
      <style:paragraph-properties style:text-autospace="none"/>
      <style:text-properties style:font-name-asian="Wingdings1" style:font-family-asian="Wingdings" style:font-pitch-asian="variable"/>
    </style:style>
    <style:style style:name="ListLabel_20_2" style:display-name="ListLabel 2" style:family="graphic">
      <style:paragraph-properties style:text-autospace="none"/>
      <style:text-properties style:font-name-asian="Wingdings1" style:font-family-asian="Wingdings" style:font-pitch-asian="variable"/>
    </style:style>
    <style:style style:name="ListLabel_20_1" style:display-name="ListLabel 1" style:family="graphic">
      <style:paragraph-properties style:text-autospace="none"/>
      <style:text-properties style:font-name="Times New Roman" fo:font-family="'Times New Roman'" style:font-family-generic="roman" style:font-pitch="variable" fo:font-size="12pt" style:font-name-asian="Wingdings1" style:font-family-asian="Wingdings" style:font-pitch-asian="variable"/>
    </style:style>
    <style:style style:name="Strong" style:family="graphic">
      <style:paragraph-properties style:text-autospace="none"/>
      <style:text-properties fo:font-weight="bold" style:font-weight-asian="bold" style:font-weight-complex="bold"/>
    </style:style>
    <style:style style:name="Default_20_Paragraph_20_Font" style:display-name="Default Paragraph Font"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List_20_Paragraph" style:display-name="List Paragraph" style:family="graphic">
      <style:paragraph-properties fo:margin-left="2.24cm" fo:margin-right="0cm" fo:margin-top="0cm" fo:margin-bottom="0cm" fo:text-align="start" fo:text-indent="0cm" style:text-autospace="none" style:writing-mode="lr-tb"/>
      <style:text-properties fo:color="#00000a"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Normal_20__28_Web_29_" style:display-name="Normal (Web)" style:family="graphic">
      <style:paragraph-properties fo:margin-left="0cm" fo:margin-right="0cm" fo:margin-top="0.871cm" fo:margin-bottom="0.871cm" fo:text-align="start" fo:text-indent="0cm" style:text-autospace="none" style:writing-mode="lr-tb"/>
      <style:text-properties fo:color="#00000a"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ar" style:country-asian="none"/>
    </style:style>
    <style:style style:name="Index" style:family="graphic">
      <style:paragraph-properties fo:text-align="start" style:text-autospace="none" style:writing-mode="lr-tb"/>
      <style:text-properties fo:color="#00000a" style:font-name="Times New Roman" fo:font-family="'Times New Roman'" style:font-family-generic="roman" style:font-pitch="variable" fo:font-size="12pt" fo:language="en" fo:country="US" style:font-name-asian="FreeSans2" style:font-family-asian="FreeSans" style:font-family-generic-asian="swiss" style:font-pitch-asian="variable" style:font-size-asian="12pt" style:language-asian="ar" style:country-asian="SA"/>
    </style:style>
    <style:style style:name="Caption" style:family="graphic">
      <style:paragraph-properties fo:margin-top="0.374cm" fo:margin-bottom="0.374cm" fo:text-align="start" style:text-autospace="none" style:writing-mode="lr-tb"/>
      <style:text-properties fo:color="#00000a" style:font-name="Times New Roman" fo:font-family="'Times New Roman'" style:font-family-generic="roman" style:font-pitch="variable" fo:font-size="12pt" fo:language="en" fo:country="US" fo:font-style="italic" style:font-name-asian="FreeSans2" style:font-family-asian="FreeSans" style:font-family-generic-asian="swiss" style:font-pitch-asian="variable" style:font-size-asian="12pt" style:language-asian="ar" style:country-asian="SA" style:font-style-asian="italic" style:font-style-complex="italic"/>
    </style:style>
    <style:style style:name="List" style:family="graphic">
      <style:paragraph-properties fo:margin-top="0cm" fo:margin-bottom="0.436cm" fo:line-height="120%" fo:text-align="start" style:text-autospace="none" style:writing-mode="lr-tb"/>
      <style:text-properties fo:color="#00000a" style:font-name="Times New Roman" fo:font-family="'Times New Roman'" style:font-family-generic="roman" style:font-pitch="variable" fo:font-size="12pt" fo:language="en" fo:country="US" style:font-name-asian="FreeSans2" style:font-family-asian="FreeSans" style:font-family-generic-asian="swiss" style:font-pitch-asian="variable" style:font-size-asian="12pt" style:language-asian="ar" style:country-asian="SA"/>
    </style:style>
    <style:style style:name="Text_20_Body" style:display-name="Text Body" style:family="graphic">
      <style:paragraph-properties fo:margin-top="0cm" fo:margin-bottom="0.436cm" fo:line-height="120%" fo:text-align="start" style:text-autospace="none" style:writing-mode="lr-tb"/>
      <style:text-properties fo:color="#00000a"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Table_20_Contents" style:display-name="Table Contents" style:family="graphic">
      <style:paragraph-properties fo:text-align="start" style:text-autospace="none" style:writing-mode="lr-tb"/>
      <style:text-properties fo:color="#00000a"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Table_20_Heading" style:display-name="Table Heading" style:family="graphic">
      <style:paragraph-properties fo:text-align="start" style:text-autospace="none" style:writing-mode="lr-tb"/>
      <style:text-properties fo:color="#00000a"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Title1_7e_LT_7e_Hintergrund" style:display-name="Title1~LT~Hintergrund" style:family="graphic">
      <style:paragraph-properties fo:text-align="center"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4" style:font-family-asian="'Liberation Sans', Arial" style:font-family-generic-asian="swiss" style:font-pitch-asian="variable" style:font-size-asian="12pt" style:language-asian="hi" style:country-asian="IN"/>
    </style:style>
    <style:style style:name="Title1_7e_LT_7e_Hintergrundobjekte" style:display-name="Title1~LT~Hintergrundobjek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4" style:font-family-asian="'Liberation Sans', Arial" style:font-family-generic-asian="swiss" style:font-pitch-asian="variable" style:font-size-asian="12pt" style:language-asian="hi" style:country-asian="IN"/>
    </style:style>
    <style:style style:name="Title1_7e_LT_7e_Notizen" style:display-name="Title1~LT~Notizen" style:family="graphic">
      <style:paragraph-properties fo:margin-left="0cm" fo:margin-right="0cm" fo:margin-top="0.28cm" fo:margin-bottom="0cm" fo:line-height="100%" fo:text-align="start"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000000" style:text-outline="false" style:text-line-through-style="none" style:text-line-through-type="none" style:font-name="FreeSans" fo:font-family="FreeSans" style:font-family-generic="roman" style:font-pitch="variable" fo:font-size="12pt" fo:language="en" fo:country="US" fo:font-style="normal" fo:text-shadow="none" style:text-underline-style="none" fo:font-weight="normal" style:letter-kerning="true" style:font-name-asian="Liberation Sans4"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1_7e_LT_7e_Untertitel" style:display-name="Title1~LT~Untertitel" style:family="graphic">
      <style:paragraph-properties fo:margin-left="0cm" fo:margin-right="0cm" fo:margin-top="0.497cm" fo:margin-bottom="0cm" fo:line-height="100%"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ffffff" style:text-outline="false" style:text-line-through-style="none" style:text-line-through-type="none" style:font-name="FreeSans" fo:font-family="FreeSans" style:font-family-generic="roman" style:font-pitch="variable" fo:font-size="32pt" fo:language="en" fo:country="US" fo:font-style="normal" fo:text-shadow="none" style:text-underline-style="none" fo:font-weight="normal" style:letter-kerning="true" style:font-name-asian="Liberation Sans4"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1_7e_LT_7e_Titel" style:display-name="Title1~LT~Titel" style:family="graphic">
      <style:paragraph-properties fo:margin-left="0cm" fo:margin-right="0cm" fo:margin-top="0cm" fo:margin-bottom="0cm" fo:line-height="100%" fo:text-align="center" fo:text-indent="0cm" style:text-autospace="none" style:writing-mode="lr-tb">
        <style:tab-stops>
          <style:tab-stop style:position="0cm"/>
          <style:tab-stop style:position="4.48cm"/>
          <style:tab-stop style:position="8.961cm"/>
          <style:tab-stop style:position="13.441cm"/>
          <style:tab-stop style:position="17.921cm"/>
          <style:tab-stop style:position="22.401cm"/>
          <style:tab-stop style:position="26.882cm"/>
          <style:tab-stop style:position="31.362cm"/>
          <style:tab-stop style:position="35.842cm"/>
          <style:tab-stop style:position="40.323cm"/>
          <style:tab-stop style:position="44.803cm"/>
          <style:tab-stop style:position="49.283cm"/>
        </style:tab-stops>
      </style:paragraph-properties>
      <style:text-properties fo:color="#ccecff" style:text-outline="false" style:text-line-through-style="none" style:text-line-through-type="none" style:font-name="FreeSans" fo:font-family="FreeSans" style:font-family-generic="roman" style:font-pitch="variable" fo:font-size="44pt" fo:language="en" fo:country="US" fo:font-style="normal" fo:text-shadow="none" style:text-underline-style="none" fo:font-weight="normal" style:letter-kerning="true" style:font-name-asian="Liberation Sans4"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1_7e_LT_7e_Gliederung_20_9" style:display-name="Title1~LT~Gliederung 9" style:family="graphic">
      <style:paragraph-properties fo:margin-left="0cm" fo:margin-right="0cm" fo:margin-top="0.31cm" fo:margin-bottom="0cm" fo:line-height="100%"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Liberation Sans4"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1_7e_LT_7e_Gliederung_20_8" style:display-name="Title1~LT~Gliederung 8" style:family="graphic">
      <style:paragraph-properties fo:margin-left="0cm" fo:margin-right="0cm" fo:margin-top="0.31cm" fo:margin-bottom="0cm" fo:line-height="100%"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Liberation Sans4"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1_7e_LT_7e_Gliederung_20_7" style:display-name="Title1~LT~Gliederung 7" style:family="graphic">
      <style:paragraph-properties fo:margin-left="0cm" fo:margin-right="0cm" fo:margin-top="0.31cm" fo:margin-bottom="0cm" fo:line-height="100%"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Liberation Sans4"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1_7e_LT_7e_Gliederung_20_6" style:display-name="Title1~LT~Gliederung 6" style:family="graphic">
      <style:paragraph-properties fo:margin-left="0cm" fo:margin-right="0cm" fo:margin-top="0.31cm" fo:margin-bottom="0cm" fo:line-height="100%"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Liberation Sans4"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1_7e_LT_7e_Gliederung_20_5" style:display-name="Title1~LT~Gliederung 5" style:family="graphic">
      <style:paragraph-properties fo:margin-left="0cm" fo:margin-right="0cm" fo:margin-top="0.31cm" fo:margin-bottom="0cm" fo:line-height="100%"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s>
      </style:paragraph-properties>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Liberation Sans4"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1_7e_LT_7e_Gliederung_20_4" style:display-name="Title1~LT~Gliederung 4" style:family="graphic">
      <style:paragraph-properties fo:margin-left="0cm" fo:margin-right="0cm" fo:margin-top="0.31cm" fo:margin-bottom="0cm" fo:line-height="100%" fo:text-align="start" fo:text-indent="0cm" style:text-autospace="none" style:writing-mode="lr-tb">
        <style:tab-stops>
          <style:tab-stop style:position="1.12cm"/>
          <style:tab-stop style:position="5.6cm"/>
          <style:tab-stop style:position="10.081cm"/>
          <style:tab-stop style:position="14.561cm"/>
          <style:tab-stop style:position="19.041cm"/>
          <style:tab-stop style:position="23.521cm"/>
          <style:tab-stop style:position="28.002cm"/>
          <style:tab-stop style:position="32.482cm"/>
          <style:tab-stop style:position="36.962cm"/>
          <style:tab-stop style:position="41.443cm"/>
        </style:tab-stops>
      </style:paragraph-properties>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Liberation Sans4"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1_7e_LT_7e_Gliederung_20_3" style:display-name="Title1~LT~Gliederung 3" style:family="graphic">
      <style:paragraph-properties fo:margin-left="0cm" fo:margin-right="0cm" fo:margin-top="0.374cm" fo:margin-bottom="0cm" fo:line-height="100%" fo:text-align="start" fo:text-indent="0cm" style:text-autospace="none" style:writing-mode="lr-tb">
        <style:tab-stops>
          <style:tab-stop style:position="3.36cm"/>
          <style:tab-stop style:position="7.84cm"/>
          <style:tab-stop style:position="12.321cm"/>
          <style:tab-stop style:position="16.801cm"/>
          <style:tab-stop style:position="21.281cm"/>
          <style:tab-stop style:position="25.762cm"/>
          <style:tab-stop style:position="30.242cm"/>
          <style:tab-stop style:position="34.722cm"/>
          <style:tab-stop style:position="39.202cm"/>
          <style:tab-stop style:position="43.683cm"/>
        </style:tab-stops>
      </style:paragraph-properties>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name-asian="Liberation Sans4"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1_7e_LT_7e_Gliederung_20_2" style:display-name="Title1~LT~Gliederung 2" style:family="graphic">
      <style:paragraph-properties fo:margin-left="0cm" fo:margin-right="0cm" fo:margin-top="0.432cm" fo:margin-bottom="0cm" fo:line-height="100%" fo:text-align="start" fo:text-indent="0cm" style:text-autospace="none" style:writing-mode="lr-tb">
        <style:tab-stops>
          <style:tab-stop style:position="0.84cm"/>
          <style:tab-stop style:position="5.32cm"/>
          <style:tab-stop style:position="9.8cm"/>
          <style:tab-stop style:position="14.28cm"/>
          <style:tab-stop style:position="18.761cm"/>
          <style:tab-stop style:position="23.241cm"/>
          <style:tab-stop style:position="27.721cm"/>
          <style:tab-stop style:position="32.202cm"/>
          <style:tab-stop style:position="36.682cm"/>
          <style:tab-stop style:position="41.162cm"/>
          <style:tab-stop style:position="45.642cm"/>
        </style:tab-stops>
      </style:paragraph-properties>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Liberation Sans4"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1_7e_LT_7e_Gliederung_20_1" style:display-name="Title1~LT~Gliederung 1" style:family="graphic">
      <style:paragraph-properties fo:margin-left="0cm" fo:margin-right="0cm" fo:margin-top="0.497cm" fo:margin-bottom="0cm" fo:line-height="100%" fo:text-align="start" fo:text-indent="0cm" style:text-autospace="none" style:writing-mode="lr-tb">
        <style:tab-stops>
          <style:tab-stop style:position="2.801cm"/>
          <style:tab-stop style:position="7.281cm"/>
          <style:tab-stop style:position="11.762cm"/>
          <style:tab-stop style:position="16.242cm"/>
          <style:tab-stop style:position="20.722cm"/>
          <style:tab-stop style:position="25.202cm"/>
          <style:tab-stop style:position="29.683cm"/>
          <style:tab-stop style:position="34.163cm"/>
          <style:tab-stop style:position="38.643cm"/>
          <style:tab-stop style:position="43.124cm"/>
          <style:tab-stop style:position="47.604cm"/>
        </style:tab-stops>
      </style:paragraph-properties>
      <style:text-properties fo:color="#ffffff" style:text-outline="false" style:text-line-through-style="none" style:text-line-through-type="none" style:font-name="FreeSans" fo:font-family="FreeSans" style:font-family-generic="roman" style:font-pitch="variable" fo:font-size="32pt" fo:language="en" fo:country="US" fo:font-style="normal" fo:text-shadow="none" style:text-underline-style="none" fo:font-weight="normal" style:letter-kerning="true" style:font-name-asian="Liberation Sans4"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1"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orange1" style:family="table-cell" style:parent-style-name="default">
      <loext:graphic-properties draw:fill="solid" draw:fill-color="#ffcc99"/>
    </style:style>
    <style:style style:name="orange2" style:family="table-cell" style:parent-style-name="default">
      <loext:graphic-properties draw:fill="solid" draw:fill-color="#ff9966"/>
    </style:style>
    <style:style style:name="orange3" style:family="table-cell" style:parent-style-name="default">
      <loext:graphic-properties draw:fill="solid" draw:fill-color="#ff6633"/>
    </style:style>
    <style:style style:name="turquoise1" style:family="table-cell" style:parent-style-name="default">
      <loext:graphic-properties draw:fill="solid" draw:fill-color="#47b8b8"/>
    </style:style>
    <style:style style:name="turquoise2" style:family="table-cell" style:parent-style-name="default">
      <loext:graphic-properties draw:fill="solid" draw:fill-color="#33a3a3"/>
    </style:style>
    <style:style style:name="turquoise3" style:family="table-cell" style:parent-style-name="default">
      <loext:graphic-properties draw:fill="solid" draw:fill-color="#198a8a"/>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earth1" style:family="table-cell" style:parent-style-name="default">
      <loext:graphic-properties draw:fill="solid" draw:fill-color="#ffffcc"/>
    </style:style>
    <style:style style:name="earth2" style:family="table-cell" style:parent-style-name="default">
      <loext:graphic-properties draw:fill="solid" draw:fill-color="#ffcc99"/>
    </style:style>
    <style:style style:name="earth3" style:family="table-cell" style:parent-style-name="default">
      <loext:graphic-properties draw:fill="solid" draw:fill-color="#cc6633"/>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green3" style:family="table-cell" style:parent-style-name="default">
      <loext:graphic-properties draw:fill="solid" draw:fill-color="#5c8526"/>
    </style:style>
    <style:style style:name="seetang1" style:family="table-cell" style:parent-style-name="default">
      <loext:graphic-properties draw:fill="solid" draw:fill-color="#ccffff"/>
    </style:style>
    <style:style style:name="seetang2" style:family="table-cell" style:parent-style-name="default">
      <loext:graphic-properties draw:fill="solid" draw:fill-color="#47b8b8"/>
    </style:style>
    <style:style style:name="seetang3" style:family="table-cell" style:parent-style-name="default">
      <loext:graphic-properties draw:fill="solid" draw:fill-color="#33a3a3"/>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blue">
      <table:first-row table:style-name="blue3"/>
      <table:last-row table:style-name="blue3"/>
      <table:first-column table:style-name="blue3"/>
      <table:last-column table:style-name="blue3"/>
      <table:odd-rows table:style-name="blue2"/>
      <table:odd-columns table:style-name="blue2"/>
      <table:body table:style-name="blue1"/>
    </table:table-templat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table:table-template text:style-name="yellow">
      <table:first-row table:style-name="yellow3"/>
      <table:last-row table:style-name="yellow3"/>
      <table:first-column table:style-name="yellow3"/>
      <table:last-column table:style-name="yellow3"/>
      <table:odd-rows table:style-name="yellow2"/>
      <table:odd-columns table:style-name="yellow2"/>
      <table:body table:style-name="yello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02T15:07:00.683140115</meta:creation-date>
    <dc:date>2017-05-03T10:01:50.060784568</dc:date>
    <meta:editing-duration>PT1H38M1S</meta:editing-duration>
    <meta:editing-cycles>29</meta:editing-cycles>
    <meta:generator>LibreOffice/5.1.6.2$Linux_X86_64 LibreOffice_project/10m0$Build-2</meta:generator>
    <meta:document-statistic meta:object-count="98"/>
  </office:meta>
</office:document-meta>
</file>